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ell MT" svg:font-family="Bell MT" style:font-family-generic="roman" style:font-pitch="variable" svg:panose-1="2 2 5 3 6 3 5 2 3 3"/>
    <style:font-face style:name="Angsana New" svg:font-family="Angsana New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Bell MT" style:font-name-complex="Angsana New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style:font-name="Bell MT" style:font-name-complex="Angsana New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style:font-name="Bell MT" style:font-name-complex="Angsana New"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text-properties style:font-name="Bell MT" style:font-name-complex="Angsana New"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text-properties style:font-name="Bell MT" style:font-name-complex="Angsana New" fo:font-weight="bold" style:font-weight-asian="bold" style:font-weight-complex="bold" fo:font-size="12pt" style:font-size-asian="12pt" style:font-size-complex="12pt"/>
    </style:style>
    <style:style style:name="P6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7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8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9" style:parent-style-name="Normal" style:family="paragraph">
      <style:text-properties style:font-name="Bell MT" style:font-name-complex="Angsana New" fo:font-weight="bold" style:font-weight-asian="bold" style:font-weight-complex="bold" fo:font-size="12pt" style:font-size-asian="12pt" style:font-size-complex="12pt"/>
    </style:style>
    <style:style style:name="P10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11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12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13" style:parent-style-name="Normal" style:family="paragraph">
      <style:text-properties style:font-name="Bell MT" style:font-name-complex="Angsana New" fo:font-weight="bold" style:font-weight-asian="bold" style:font-weight-complex="bold" fo:font-size="12pt" style:font-size-asian="12pt" style:font-size-complex="12pt"/>
    </style:style>
    <style:style style:name="P14" style:parent-style-name="Normal" style:family="paragraph">
      <style:text-properties style:font-name="Bell MT" style:font-name-complex="Angsana New" fo:font-weight="bold" style:font-weight-asian="bold" style:font-weight-complex="bold" fo:font-size="12pt" style:font-size-asian="12pt" style:font-size-complex="12pt"/>
    </style:style>
    <style:style style:name="P15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16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17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18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19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20" style:parent-style-name="Normal" style:family="paragraph">
      <style:text-properties style:font-name="Bell MT" style:font-name-complex="Angsana New" fo:font-weight="bold" style:font-weight-asian="bold" style:font-weight-complex="bold" fo:font-size="12pt" style:font-size-asian="12pt" style:font-size-complex="12pt"/>
    </style:style>
    <style:style style:name="P21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22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23" style:parent-style-name="Normal" style:family="paragraph">
      <style:text-properties style:font-name="Bell MT" style:font-name-complex="Angsana New" fo:font-weight="bold" style:font-weight-asian="bold" style:font-weight-complex="bold" fo:font-size="12pt" style:font-size-asian="12pt" style:font-size-complex="12pt"/>
    </style:style>
    <style:style style:name="P24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25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26" style:parent-style-name="Normal" style:family="paragraph">
      <style:text-properties style:font-name="Bell MT" style:font-name-complex="Angsana New" fo:font-weight="bold" style:font-weight-asian="bold" style:font-weight-complex="bold" fo:font-size="12pt" style:font-size-asian="12pt" style:font-size-complex="12pt"/>
    </style:style>
    <style:style style:name="P27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28" style:parent-style-name="Normal" style:family="paragraph">
      <style:text-properties style:font-name="Bell MT" style:font-name-complex="Angsana New" fo:font-weight="bold" style:font-weight-asian="bold" style:font-weight-complex="bold" fo:font-size="12pt" style:font-size-asian="12pt" style:font-size-complex="12pt"/>
    </style:style>
    <style:style style:name="P29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30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31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32" style:parent-style-name="Normal" style:family="paragraph">
      <style:text-properties style:font-name="Bell MT" style:font-name-complex="Angsana New" fo:font-weight="bold" style:font-weight-asian="bold" style:font-weight-complex="bold" fo:font-size="12pt" style:font-size-asian="12pt" style:font-size-complex="12pt"/>
    </style:style>
    <style:style style:name="P33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34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35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36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37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38" style:parent-style-name="Normal" style:family="paragraph">
      <style:text-properties style:font-name="Bell MT" style:font-name-complex="Angsana New" fo:font-weight="bold" style:font-weight-asian="bold" style:font-weight-complex="bold" fo:font-size="12pt" style:font-size-asian="12pt" style:font-size-complex="12pt"/>
    </style:style>
    <style:style style:name="P39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40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41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42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43" style:parent-style-name="Normal" style:family="paragraph">
      <style:text-properties style:font-name="Bell MT" style:font-name-complex="Angsana New" fo:font-weight="bold" style:font-weight-asian="bold" style:font-weight-complex="bold" fo:font-size="12pt" style:font-size-asian="12pt" style:font-size-complex="12pt"/>
    </style:style>
    <style:style style:name="P44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45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46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47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48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49" style:parent-style-name="Normal" style:family="paragraph">
      <style:text-properties style:font-name="Bell MT" style:font-name-complex="Angsana New" fo:font-weight="bold" style:font-weight-asian="bold" style:font-weight-complex="bold" fo:font-size="12pt" style:font-size-asian="12pt" style:font-size-complex="12pt"/>
    </style:style>
    <style:style style:name="P50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51" style:parent-style-name="Normal" style:family="paragraph">
      <style:text-properties style:font-name="Bell MT" style:font-name-complex="Angsana New" fo:font-weight="bold" style:font-weight-asian="bold" style:font-weight-complex="bold" fo:font-size="12pt" style:font-size-asian="12pt" style:font-size-complex="12pt"/>
    </style:style>
    <style:style style:name="P52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53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54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T55" style:parent-style-name="Policepardéfaut" style:family="text">
      <style:text-properties style:font-name="Bell MT" style:font-name-complex="Angsana New" fo:font-size="12pt" style:font-size-asian="12pt" style:font-size-complex="12pt"/>
    </style:style>
    <style:style style:name="T56" style:parent-style-name="Policepardéfaut" style:family="text">
      <style:text-properties style:font-name="Bell MT" style:font-name-complex="Angsana New" fo:font-weight="bold" style:font-weight-asian="bold" style:font-weight-complex="bold" fo:font-size="12pt" style:font-size-asian="12pt" style:font-size-complex="12pt"/>
    </style:style>
    <style:style style:name="P57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58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59" style:parent-style-name="Normal" style:family="paragraph">
      <style:text-properties style:font-name="Bell MT" style:font-name-complex="Angsana New" fo:font-weight="bold" style:font-weight-asian="bold" style:font-weight-complex="bold" fo:font-size="12pt" style:font-size-asian="12pt" style:font-size-complex="12pt"/>
    </style:style>
    <style:style style:name="P60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61" style:parent-style-name="Normal" style:family="paragraph">
      <style:text-properties style:font-name="Bell MT" style:font-name-complex="Angsana New" fo:font-weight="bold" style:font-weight-asian="bold" style:font-weight-complex="bold" fo:font-size="12pt" style:font-size-asian="12pt" style:font-size-complex="12pt"/>
    </style:style>
    <style:style style:name="P62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63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64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65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66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67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68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69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70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71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72" style:parent-style-name="Normal" style:family="paragraph">
      <style:text-properties style:font-name="Bell MT" style:font-name-complex="Angsana New" fo:font-weight="bold" style:font-weight-asian="bold" style:font-weight-complex="bold" fo:font-size="12pt" style:font-size-asian="12pt" style:font-size-complex="12pt"/>
    </style:style>
    <style:style style:name="P73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74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75" style:parent-style-name="Normal" style:family="paragraph">
      <style:text-properties style:font-name="Bell MT" style:font-name-complex="Angsana New" fo:font-size="12pt" style:font-size-asian="12pt" style:font-size-complex="12pt"/>
    </style:style>
    <style:style style:name="P76" style:parent-style-name="Normal" style:family="paragraph">
      <style:text-properties style:font-name="Bell MT" style:font-name-complex="Angsana New" fo:font-size="12pt" style:font-size-asian="12pt" style:font-size-complex="12pt"/>
    </style:style>
  </office:automatic-styles>
  <office:body>
    <office:text text:use-soft-page-breaks="true">
      <text:p text:style-name="P1">Spécifications fonctionnelles du projet <text:s/>Grand Angle - Application de Gestion d'une Surface d'Exposition</text:p>
      <text:p text:style-name="P2"/>
      <text:p text:style-name="P3">1. Module de Gestion des Expositions:</text:p>
      <text:p text:style-name="P4"><text:s text:c="3"/></text:p>
      <text:p text:style-name="P5"><text:s text:c="3"/>a. Identification et Authentification :</text:p>
      <text:p text:style-name="P6"><text:s text:c="6"/>- Chaque collaborateur doit posséder un identifiant/mot de passe unique.</text:p>
      <text:p text:style-name="P7"><text:s text:c="6"/>- Seul M. TAVARD a le droit de créer de nouveaux collaborateurs.</text:p>
      <text:p text:style-name="P8"/>
      <text:p text:style-name="P9"><text:s text:c="3"/>b. Interface Utilisateur:</text:p>
      <text:p text:style-name="P10"><text:s text:c="6"/>- Uniformité de l'interface pour tous les collaborateurs.</text:p>
      <text:p text:style-name="P11"><text:s text:c="6"/>- L'application est disponible en français.</text:p>
      <text:p text:style-name="P12"><text:s text:c="6"/>- Design fluide et en accord avec l'identité visuelle de la structure.</text:p>
      <text:p text:style-name="P13"/>
      <text:p text:style-name="P14"><text:s text:c="3"/>c. Fonctionnalités:</text:p>
      <text:p text:style-name="P15"><text:s text:c="6"/>- Gestion du calendrier des expositions avec le cycle de vie.</text:p>
      <text:p text:style-name="P16"><text:s text:c="6"/>- Gestion des œuvres présentées lors d'une exposition (type, dimensions, état : livré ou non, etc.).</text:p>
      <text:p text:style-name="P17"><text:s text:c="6"/>- Visualisation des œuvres exposées en superposition sur un plan du bâtiment.</text:p>
      <text:p text:style-name="P18"><text:s text:c="6"/>- Édition papier de la liste des œuvres à mettre en place lors d'une exposition avec identification visuelle.</text:p>
      <text:p text:style-name="P19"/>
      <text:p text:style-name="P20"><text:s text:c="3"/>d. Alertes (Optionnelles):</text:p>
      <text:p text:style-name="P21"><text:s text:c="6"/>- Possibilité de configurer des alertes par e-mail pour les échéances avant l'exposition.</text:p>
      <text:p text:style-name="P22"/>
      <text:p text:style-name="P23"><text:s text:c="3"/>e. Accessibilité:</text:p>
      <text:p text:style-name="P24"><text:s text:c="6"/>- Intégration d'une fonctionnalité pour ajuster l'affichage pour les personnes daltoniennes.</text:p>
      <text:p text:style-name="P25"/>
      <text:p text:style-name="P26">2. Module de Diffusion de Contenu:</text:p>
      <text:p text:style-name="P27"><text:s text:c="3"/></text:p>
      <text:p text:style-name="P28"><text:s text:c="3"/>a. Interface Utilisateur:</text:p>
      <text:soft-page-break/>
      <text:p text:style-name="P29"><text:s text:c="6"/>- Site web accessible sans mot de passe lors d'une exposition, optimisé pour mobiles.</text:p>
      <text:p text:style-name="P30"><text:s text:c="6"/>- Informations générales de l'exposition accessibles (horaires, thème, plan, descriptif de<text:s text:c="3"/><text:s/><text:s text:c="4"/>l'auteur).</text:p>
      <text:p text:style-name="P31"/>
      <text:p text:style-name="P32"><text:s text:c="3"/>b. Fonctionnalités:</text:p>
      <text:p text:style-name="P33"><text:s text:c="6"/>- Implémentation de flashcodes pour chaque œuvre permettant l'accès à du contenu enrichi.</text:p>
      <text:p text:style-name="P34"><text:s text:c="6"/>- Chaque fiche descriptive doit être accessible en plusieurs langues.</text:p>
      <text:p text:style-name="P35"><text:s text:c="6"/>- Choix de la langue maintenu pendant la visite.</text:p>
      <text:p text:style-name="P36"><text:s text:c="6"/>- Intégration des paramétrages dans le module de gestion principal.</text:p>
      <text:p text:style-name="P37"/>
      <text:p text:style-name="P38"><text:s text:c="3"/>c. Préférences de Mlle LECOURT:</text:p>
      <text:p text:style-name="P39"><text:s text:c="6"/>- Possibilité de lecture en audio des textes du site.</text:p>
      <text:p text:style-name="P40"><text:s text:c="6"/>- Site web plutôt qu'une application mobile pour faciliter l'accès sans téléchargement.</text:p>
      <text:p text:style-name="P41"><text:s text:c="6"/>- Suivi des consultations des œuvres pour évaluation.</text:p>
      <text:p text:style-name="P42"/>
      <text:p text:style-name="P43"><text:s text:c="3"/>d. Accessibilité:</text:p>
      <text:p text:style-name="P44"><text:s text:c="6"/>- Intégration d'une fonction de lecture en audio des textes du site.</text:p>
      <text:p text:style-name="P45"><text:s text:c="6"/>- Contrôles pour l'utilisateur, tels que lecture, pause et arrêt.</text:p>
      <text:p text:style-name="P46"><text:s text:c="6"/>- Réglage de la vitesse de lecture.</text:p>
      <text:p text:style-name="P47"><text:s text:c="6"/>- Compatibilité avec les technologies d'assistance.</text:p>
      <text:p text:style-name="P48"/>
      <text:p text:style-name="P49">3. Eléments Transversaux:</text:p>
      <text:p text:style-name="P50"><text:s text:c="3"/></text:p>
      <text:p text:style-name="P51"><text:s text:c="3"/>a. Langues Prises en Charge:</text:p>
      <text:p text:style-name="P52"><text:s text:c="6"/>- La gestion des expositions peut rester en français.</text:p>
      <text:p text:style-name="P53"><text:s text:c="6"/>- Le module de diffusion doit prendre en charge l'anglais, le russe, le chinois et l'allemand.</text:p>
      <text:p text:style-name="P54"/>
      <text:p text:style-name="Normal"><text:span text:style-name="T55"><text:s text:c="3"/></text:span><text:span text:style-name="T56">b. Documentation:</text:span></text:p>
      <text:p text:style-name="P57"><text:s text:c="6"/>- Fournir une documentation complète sur le fonctionnement de l'application.</text:p>
      <text:p text:style-name="P58"/>
      <text:soft-page-break/>
      <text:p text:style-name="P59">4. Livrables Attendus:</text:p>
      <text:p text:style-name="P60"><text:s text:c="3"/></text:p>
      <text:p text:style-name="P61"><text:s text:c="3"/>a. Dossier écrit comprenant:</text:p>
      <text:p text:style-name="P62"><text:s text:c="6"/>- Spécifications fonctionnelles du besoin.</text:p>
      <text:p text:style-name="P63"><text:s text:c="6"/>- Spécifications techniques.</text:p>
      <text:p text:style-name="P64"><text:s text:c="6"/>- Analyse complète (MCD, MPD, diagramme de classes).</text:p>
      <text:p text:style-name="P65"><text:s text:c="6"/>- Maquettage de l'application pour les deux modules.</text:p>
      <text:p text:style-name="P66"><text:s text:c="6"/>- Charte graphique appliquée.</text:p>
      <text:p text:style-name="P67"><text:s text:c="6"/>- Planning théorique et réel de développement.</text:p>
      <text:p text:style-name="P68"><text:s text:c="6"/>- Quelques portions de code front-end et back-end.</text:p>
      <text:p text:style-name="P69"><text:s text:c="6"/>- Procédure de recette de l'application.</text:p>
      <text:p text:style-name="P70"><text:s text:c="6"/>- Conclusions.</text:p>
      <text:p text:style-name="P71"/>
      <text:p text:style-name="P72">5. Présentation Finale:</text:p>
      <text:p text:style-name="P73"><text:s text:c="3"/></text:p>
      <text:p text:style-name="P74"><text:s text:c="3"/>a. Diaporama reprenant les éléments du dossier écrit.</text:p>
      <text:p text:style-name="P75"><text:s text:c="3"/>b. Démonstration en conditions réelles de l'application.</text:p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ell MT" svg:font-family="Bell MT" style:font-family-generic="roman" style:font-pitch="variable" svg:panose-1="2 2 5 3 6 3 5 2 3 3"/>
    <style:font-face style:name="Angsana New" svg:font-family="Angsana New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ZELLAT KODIA Dassise</meta:initial-creator>
    <dc:creator>DZELLAT KODIA Dassise</dc:creator>
    <meta:creation-date>2024-01-17T22:34:00Z</meta:creation-date>
    <dc:date>2024-01-17T22:41:00Z</dc:date>
    <meta:template xlink:href="Normal.dotm" xlink:type="simple"/>
    <meta:editing-cycles>1</meta:editing-cycles>
    <meta:editing-duration>PT0S</meta:editing-duration>
    <meta:document-statistic meta:page-count="3" meta:paragraph-count="6" meta:word-count="504" meta:character-count="3275" meta:row-count="23" meta:non-whitespace-character-count="2777"/>
  </office:meta>
</office:document-meta>
</file>